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Noto Serif JP" svg:font-family="'Noto Serif JP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itle">
      <style:paragraph-properties fo:line-height="115%"/>
      <style:text-properties style:font-name="Times New Roman1" fo:font-size="24pt" officeooo:rsid="001cf3d9" officeooo:paragraph-rsid="001cf3d9" style:font-size-asian="24pt" style:font-size-complex="24pt"/>
    </style:style>
    <style:style style:name="P2" style:family="paragraph" style:parent-style-name="Subtitle">
      <style:paragraph-properties fo:line-height="115%"/>
      <style:text-properties style:font-name="Times New Roman1" fo:font-size="16pt" fo:font-style="italic" officeooo:rsid="001cf3d9" officeooo:paragraph-rsid="001cf3d9" style:font-size-asian="16pt" style:font-style-asian="italic" style:font-size-complex="16pt" style:font-style-complex="italic"/>
    </style:style>
    <style:style style:name="P3" style:family="paragraph" style:parent-style-name="Text_20_body">
      <style:paragraph-properties fo:margin-left="2cm" fo:margin-right="2cm" fo:line-height="115%" fo:text-align="justify" style:justify-single-word="false"/>
      <style:text-properties style:font-name="Times New Roman1" fo:font-size="12pt" fo:font-style="normal" officeooo:rsid="0023f8c8" officeooo:paragraph-rsid="0023f8c8" style:font-size-asian="12pt" style:font-style-asian="normal" style:font-size-complex="12pt" style:font-style-complex="normal"/>
    </style:style>
    <style:style style:name="P4" style:family="paragraph" style:parent-style-name="Heading_20_1">
      <style:paragraph-properties fo:line-height="115%"/>
      <style:text-properties style:font-name="Times New Roman1"/>
    </style:style>
    <style:style style:name="P5" style:family="paragraph" style:parent-style-name="Standard">
      <style:paragraph-properties fo:line-height="115%"/>
      <style:text-properties style:font-name="Times New Roman1"/>
    </style:style>
    <style:style style:name="P6" style:family="paragraph" style:parent-style-name="Standard">
      <style:paragraph-properties fo:line-height="115%"/>
      <style:text-properties style:font-name="Times New Roman1" officeooo:paragraph-rsid="001f8e57"/>
    </style:style>
    <style:style style:name="P7" style:family="paragraph" style:parent-style-name="Standard">
      <style:paragraph-properties fo:line-height="115%"/>
      <style:text-properties style:font-name="Times New Roman1" officeooo:rsid="002464f2" officeooo:paragraph-rsid="002464f2"/>
    </style:style>
    <style:style style:name="P8" style:family="paragraph" style:parent-style-name="Standard">
      <style:paragraph-properties fo:line-height="115%"/>
      <style:text-properties style:font-name="Times New Roman1" officeooo:rsid="002464f2" officeooo:paragraph-rsid="0030893c"/>
    </style:style>
    <style:style style:name="P9" style:family="paragraph" style:parent-style-name="Standard">
      <style:paragraph-properties fo:line-height="115%"/>
      <style:text-properties style:font-name="Times New Roman1" officeooo:rsid="0030893c" officeooo:paragraph-rsid="003089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f3d9" style:font-weight-asian="normal" style:font-weight-complex="normal"/>
    </style:style>
    <style:style style:name="T4" style:family="text">
      <style:text-properties fo:font-weight="normal" officeooo:rsid="001d4e41" style:font-weight-asian="normal" style:font-weight-complex="normal"/>
    </style:style>
    <style:style style:name="T5" style:family="text">
      <style:text-properties fo:font-weight="bold" officeooo:rsid="001cf3d9" style:font-weight-asian="bold" style:font-weight-complex="bold"/>
    </style:style>
    <style:style style:name="T6" style:family="text">
      <style:text-properties officeooo:rsid="001f8e57"/>
    </style:style>
    <style:style style:name="T7" style:family="text">
      <style:text-properties officeooo:rsid="002619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TITLE&gt;</text:p>
      <text:p text:style-name="P2">[TAGLINE]</text:p>
      <text:p text:style-name="P3"><text:span text:style-name="T1">Abstract.</text:span><text:span text:style-name="T2"> </text:span><text:span text:style-name="T3">[Summarize</text:span><text:span text:style-name="T4"> the main goal of the proposal, be specific</text:span><text:span text:style-name="T5">]</text:span></text:p>
      <text:h text:style-name="P4" text:outline-level="1"><text:bookmark-start text:name="__RefHeading___Toc117_950715977"/>Background<text:bookmark-end text:name="__RefHeading___Toc117_950715977"/></text:h>
      <text:p text:style-name="P5">[Describe the context and the problem of your project addresses. State current situation, challenges, why it's important and who's affected in the Open Innovation Collective]</text:p>
      <text:p text:style-name="P5"/>
      <text:h text:style-name="P4" text:outline-level="1"><text:bookmark-start text:name="__RefHeading___Toc163_950715977"/>Objectives<text:bookmark-end text:name="__RefHeading___Toc163_950715977"/></text:h>
      <text:p text:style-name="P6">[Define what the project aims to achieve and measurable outcomes]</text:p>
      <text:p text:style-name="P6"/>
      <text:h text:style-name="P4" text:outline-level="1"><text:bookmark-start text:name="__RefHeading___Toc165_950715977"/>Methodology<text:bookmark-end text:name="__RefHeading___Toc165_950715977"/></text:h>
      <text:p text:style-name="P6">[Explain how you will achieve the objectives in steps or phases. State tools, technologies and resources used. State roles and responsibilities]</text:p>
      <text:p text:style-name="P6"/>
      <text:h text:style-name="P4" text:outline-level="1"><text:bookmark-start text:name="__RefHeading___Toc1687_950715977"/>Budget<text:bookmark-end text:name="__RefHeading___Toc1687_950715977"/></text:h>
      <text:p text:style-name="P6">[State the estimated costs and required resources, such as personnel, equipment, softwares, tools, miscellaneous expenses]</text:p>
      <text:p text:style-name="P6"/>
      <text:h text:style-name="P4" text:outline-level="1"><text:bookmark-start text:name="__RefHeading___Toc1689_950715977"/>Risk analysis<text:bookmark-end text:name="__RefHeading___Toc1689_950715977"/></text:h>
      <text:p text:style-name="P6">[Identify potential risks and mitigation strategies. State what happens during funding scarcity and legal exposure]</text:p>
      <text:p text:style-name="P5"/>
      <text:h text:style-name="P4" text:outline-level="1"><text:bookmark-start text:name="__RefHeading___Toc1691_950715977"/>Success metrics<text:bookmark-end text:name="__RefHeading___Toc1691_950715977"/></text:h>
      <text:p text:style-name="P6">[Define how the success of the proposal is success]</text:p>
      <text:p text:style-name="P5"/>
      <text:h text:style-name="P4" text:outline-level="1"><text:bookmark-start text:name="__RefHeading___Toc1693_950715977"/>Conclusion<text:bookmark-end text:name="__RefHeading___Toc1693_950715977"/></text:h>
      <text:p text:style-name="P6">[Summarize why this proposal should be approved and its expected benefis. Call to action for approval or support]</text:p>
      <text:p text:style-name="P5"/>
      <text:h text:style-name="P4" text:outline-level="1"><text:bookmark-start text:name="__RefHeading___Toc1695_950715977"/><text:soft-page-break/>Bibliography<text:bookmark-end text:name="__RefHeading___Toc1695_950715977"/></text:h>
      <text:p text:style-name="P6">[Put a list of references <text:span text:style-name="T6">(author | </text:span>title: link<text:span text:style-name="T6">)</text:span>]</text:p>
      <text:h text:style-name="P4" text:outline-level="1">Author<text:span text:style-name="T7">(</text:span>s<text:span text:style-name="T7">)</text:span></text:h>
      <text:p text:style-name="P7"><text:span text:style-name="T1">Signer:</text:span> &lt;your pseudonym&gt; <text:s/></text:p>
      <text:p text:style-name="P7"><text:span text:style-name="T1">ID:</text:span> &lt;your unique ID&gt; <text:s/></text:p>
      <text:p text:style-name="P7"><text:span text:style-name="T1">Signing Key ID:</text:span> &lt;your unique key ID&gt;</text:p>
      <text:p text:style-name="P7">[Include further key IDs if authors are multiple]</text:p>
      <text:p text:style-name="P7"/>
      <text:p text:style-name="P8">This document is signed electronically using eIDAS-compliant algorithms.</text:p>
      <text:p text:style-name="P9">To verify the authenticity of the document, please refer to: <text:a xlink:type="simple" xlink:href="https://harmonyren.net/verify-proposal/" text:style-name="Internet_20_link" text:visited-style-name="Visited_20_Internet_20_Link">https://harmonyren.net/verify-proposal/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Noto Serif JP" svg:font-family="'Noto Serif JP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oto Serif JP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oto Serif JP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erif JP" style:font-family-asian="'Noto Serif JP'" style:font-family-generic-asian="roman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Noto Serif JP" style:font-family-asian="'Noto Serif JP'" style:font-family-generic-asian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Noto Serif JP" style:font-family-asian="'Noto Serif JP'" style:font-family-generic-asian="roman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Noto Serif JP" style:font-family-asian="'Noto Serif JP'" style:font-family-generic-asian="roman"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2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23:50:50.940393600</meta:creation-date>
    <dc:date>2025-11-19T00:55:45.917197100</dc:date>
    <meta:editing-duration>PT41M59S</meta:editing-duration>
    <meta:editing-cycles>19</meta:editing-cycles>
    <meta:generator>LibreOffice/25.2.6.2$Windows_X86_64 LibreOffice_project/729c5bfe710f5eb71ed3bbde9e06a6065e9c6c5d</meta:generator>
    <meta:document-statistic meta:table-count="0" meta:image-count="0" meta:object-count="0" meta:page-count="2" meta:paragraph-count="27" meta:word-count="189" meta:character-count="1319" meta:non-whitespace-character-count="1153"/>
  </office:meta>
</office:document-meta>
</file>